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0.538cm" fo:min-width="27.788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color="#000000" draw:fill="none" draw:fill-color="#ffffff" fo:min-height="18.992cm"/>
    </style:style>
    <style:style style:name="gr3" style:family="graphic" style:parent-style-name="standard">
      <style:graphic-properties draw:stroke="solid" svg:stroke-color="#000000" draw:fill="none" draw:fill-color="#ffffff" fo:min-height="16.69cm"/>
    </style:style>
    <style:style style:name="gr4" style:family="graphic" style:parent-style-name="standard">
      <style:graphic-properties draw:stroke="solid" svg:stroke-color="#000000" draw:fill="none" draw:fill-color="#ffffff" fo:min-height="3.304cm"/>
    </style:style>
    <style:style style:name="gr5" style:family="graphic" style:parent-style-name="standard">
      <style:graphic-properties draw:stroke="none" svg:stroke-color="#000000" draw:fill="none" draw:fill-color="#ffffff" fo:min-height="3.35cm"/>
    </style:style>
    <style:style style:name="gr6" style:family="graphic" style:parent-style-name="standard">
      <style:graphic-properties draw:stroke="none" svg:stroke-color="#000000" draw:fill="none" draw:fill-color="#ffffff" fo:min-height="5.50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solid" svg:stroke-color="#000000" draw:fill="none" draw:fill-color="#ffffff" fo:min-height="14.55cm"/>
    </style:style>
    <style:style style:name="gr9" style:family="graphic" style:parent-style-name="standard">
      <style:graphic-properties draw:stroke="none" svg:stroke-color="#000000" draw:fill="none" draw:fill-color="#ffffff" fo:min-height="3.304cm"/>
    </style:style>
    <style:style style:name="gr10" style:family="graphic" style:parent-style-name="standard">
      <style:graphic-properties draw:stroke="solid" svg:stroke-color="#000000" draw:fill="none" draw:fill-color="#ffffff" fo:min-height="11.879cm"/>
    </style:style>
    <style:style style:name="gr11" style:family="graphic" style:parent-style-name="standard">
      <style:graphic-properties draw:stroke="solid" svg:stroke-color="#000000" draw:fill="none" draw:fill-color="#ffffff" fo:min-height="12.98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solid" svg:stroke-color="#000000" draw:fill="none" draw:fill-color="#ffffff" fo:min-height="3.706cm"/>
    </style:style>
    <style:style style:name="gr14" style:family="graphic" style:parent-style-name="standard">
      <style:graphic-properties draw:stroke="solid" svg:stroke-color="#000000" draw:fill="none" draw:fill-color="#ffffff" fo:min-height="9.677cm"/>
    </style:style>
    <style:style style:name="gr1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71.338cm" fo:min-width="27.788cm" fo:padding-top="0.231cm" fo:padding-bottom="0.231cm" fo:padding-left="0.356cm" fo:padding-right="0.356cm"/>
    </style:style>
    <style:style style:name="gr16" style:family="graphic" style:parent-style-name="standard">
      <style:graphic-properties draw:stroke="solid" svg:stroke-color="#000000" draw:fill="none" draw:fill-color="#ffffff" fo:min-height="29.029cm"/>
    </style:style>
    <style:style style:name="gr17" style:family="graphic" style:parent-style-name="standard">
      <style:graphic-properties draw:stroke="solid" svg:stroke-color="#000000" draw:fill="none" draw:fill-color="#ffffff" fo:min-height="15.182cm"/>
    </style:style>
    <style:style style:name="gr18" style:family="graphic" style:parent-style-name="standard">
      <style:graphic-properties draw:stroke="none" svg:stroke-color="#000000" draw:fill="none" draw:fill-color="#ffffff" fo:min-height="4.405cm"/>
    </style:style>
    <style:style style:name="gr19" style:family="graphic" style:parent-style-name="standard">
      <style:graphic-properties draw:stroke="solid" svg:stroke-color="#000000" draw:fill="none" draw:fill-color="#ffffff" fo:min-height="20.454cm"/>
    </style:style>
    <style:style style:name="gr20" style:family="graphic" style:parent-style-name="standard">
      <style:graphic-properties draw:stroke="solid" svg:stroke-width="0.106cm" svg:stroke-color="#000000" draw:marker-start-width="0.359cm" draw:marker-end-width="0.359cm" draw:fill="solid" draw:fill-color="#a1467e" draw:opacity="70%" fo:min-height="23.44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36.138cm" fo:min-width="38.488cm" fo:padding-top="0.231cm" fo:padding-bottom="0.231cm" fo:padding-left="0.356cm" fo:padding-right="0.356cm"/>
    </style:style>
    <style:style style:name="gr22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62.338cm" fo:min-width="27.788cm" fo:padding-top="0.231cm" fo:padding-bottom="0.231cm" fo:padding-left="0.356cm" fo:padding-right="0.356cm"/>
    </style:style>
    <style:style style:name="gr2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12.338cm" fo:min-width="72.188cm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fo:min-height="2.845cm"/>
    </style:style>
    <style:style style:name="gr2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3.738cm" fo:min-width="70.788cm" fo:padding-top="0.231cm" fo:padding-bottom="0.231cm" fo:padding-left="0.356cm" fo:padding-right="0.356cm"/>
    </style:style>
    <style:style style:name="gr26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92.538cm" fo:min-width="70.788cm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solid" svg:stroke-color="#000000" draw:fill="none" draw:fill-color="#ffffff" fo:min-height="34.452cm"/>
    </style:style>
    <style:style style:name="gr29" style:family="graphic" style:parent-style-name="standard">
      <style:graphic-properties draw:stroke="solid" svg:stroke-color="#000000" draw:fill="none" draw:fill-color="#ffffff" fo:min-height="32.35cm"/>
    </style:style>
    <style:style style:name="gr30" style:family="graphic" style:parent-style-name="standard">
      <style:graphic-properties draw:stroke="none" svg:stroke-color="#000000" draw:fill="none" draw:fill-color="#ffffff" fo:min-height="10.232cm"/>
    </style:style>
    <style:style style:name="gr31" style:family="graphic" style:parent-style-name="standard">
      <style:graphic-properties draw:stroke="solid" svg:stroke-color="#000000" draw:fill="none" draw:fill-color="#ffffff" fo:min-height="36.15cm"/>
    </style:style>
    <style:style style:name="gr32" style:family="graphic" style:parent-style-name="standard">
      <style:graphic-properties draw:stroke="solid" svg:stroke-color="#000000" draw:fill="none" draw:fill-color="#ffffff" fo:min-height="24.779cm"/>
    </style:style>
    <style:style style:name="gr33" style:family="graphic" style:parent-style-name="standard">
      <style:graphic-properties draw:stroke="none" svg:stroke-color="#000000" draw:fill="none" draw:fill-color="#ffffff" fo:min-height="1.75cm"/>
    </style:style>
    <style:style style:name="gr34" style:family="graphic" style:parent-style-name="standard">
      <style:graphic-properties draw:stroke="solid" svg:stroke-color="#000000" draw:fill="none" draw:fill-color="#ffffff" fo:min-height="20.093cm"/>
    </style:style>
    <style:style style:name="gr35" style:family="graphic" style:parent-style-name="standard">
      <style:graphic-properties draw:stroke="solid" svg:stroke-color="#000000" draw:fill="none" draw:fill-color="#ffffff" fo:min-height="16.685cm"/>
    </style:style>
    <style:style style:name="gr36" style:family="graphic" style:parent-style-name="standard">
      <style:graphic-properties draw:stroke="solid" svg:stroke-color="#000000" draw:fill="none" draw:fill-color="#ffffff" fo:min-height="6.374cm"/>
    </style:style>
    <style:style style:name="gr37" style:family="graphic" style:parent-style-name="standard">
      <style:graphic-properties draw:stroke="none" svg:stroke-color="#000000" draw:fill="none" draw:fill-color="#ffffff" fo:min-height="3.65cm"/>
    </style:style>
    <style:style style:name="gr38" style:family="graphic" style:parent-style-name="standard">
      <style:graphic-properties draw:stroke="solid" svg:stroke-color="#000000" draw:fill="none" draw:fill-color="#ffffff" fo:min-height="12.45cm"/>
    </style:style>
    <style:style style:name="gr39" style:family="graphic" style:parent-style-name="standard">
      <style:graphic-properties draw:stroke="none" svg:stroke-color="#000000" draw:fill="none" draw:fill-color="#ffffff" fo:min-height="7.871cm"/>
    </style:style>
    <style:style style:name="gr40" style:family="graphic" style:parent-style-name="standard">
      <style:graphic-properties draw:stroke="none" svg:stroke-color="#000000" draw:fill="none" draw:fill-color="#ffffff" fo:min-height="1.575cm"/>
    </style:style>
    <style:style style:name="gr4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43.538cm" fo:min-width="62.888cm" fo:padding-top="0.231cm" fo:padding-bottom="0.231cm" fo:padding-left="0.356cm" fo:padding-right="0.356cm"/>
    </style:style>
    <style:style style:name="gr42" style:family="graphic" style:parent-style-name="standard">
      <style:graphic-properties draw:stroke="solid" svg:stroke-color="#000000" draw:fill="none" draw:fill-color="#ffffff" fo:min-height="12.05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solid" draw:fill-color="#a1467e" draw:opacity="70%"/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text-align="start"/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font-weight="bold" fo:background-color="#a1467e" style:font-size-asian="28pt" style:font-weight-asian="bold" style:font-size-complex="28pt" style:font-weight-complex="bold"/>
    </style:style>
    <style:style style:name="T11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12" style:family="text">
      <style:text-properties fo:font-size="28pt" fo:font-weight="normal" fo:background-color="transparent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bold" fo:background-color="#a1467e" style:font-size-asian="24pt" style:font-weight-asian="bold" style:font-size-complex="24pt" style:font-weight-complex="bold"/>
    </style:style>
    <style:style style:name="T19" style:family="text"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T20" style:family="text">
      <style:text-properties fo:font-size="24pt" fo:font-style="italic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24pt" fo:font-weight="normal" fo:background-color="#ffde59" style:font-size-asian="24pt" style:font-weight-asian="normal" style:font-size-complex="24pt" style:font-weight-complex="normal"/>
    </style:style>
    <style:style style:name="T22" style:family="text">
      <style:text-properties fo:font-size="24pt" fo:background-color="#729fcf" style:font-size-asian="24pt" style:font-size-complex="24pt"/>
    </style:style>
    <style:style style:name="T23" style:family="text">
      <style:text-properties fo:font-size="24pt" fo:font-style="italic" style:font-size-asian="24pt" style:font-style-asian="italic" style:font-size-complex="24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2pt" fo:font-weight="normal" fo:background-color="#a1467e" style:font-size-asian="22pt" style:font-weight-asian="normal" style:font-size-complex="22pt" style:font-weight-complex="normal"/>
    </style:style>
    <style:style style:name="T26" style:family="text"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T27" style:family="text">
      <style:text-properties fo:font-size="22pt" fo:font-style="italic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weight="bold" fo:background-color="#729fcf" style:font-size-asian="28pt" style:font-weight-asian="bold" style:font-size-complex="28pt" style:font-weight-complex="bold"/>
    </style:style>
    <style:style style:name="T32" style:family="text">
      <style:text-properties fo:font-size="24pt" fo:font-weight="bold" fo:background-color="#729fcf" style:font-size-asian="24pt" style:font-weight-asian="bold" style:font-size-complex="24pt" style:font-weight-complex="bold"/>
    </style:style>
    <style:style style:name="T33" style:family="text"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34" style:family="text">
      <style:text-properties style:use-window-font-color="true" fo:font-size="20pt" fo:font-weight="normal" fo:background-color="#ff5429" style:font-size-asian="20pt" style:font-weight-asian="normal" style:font-size-complex="20pt" style:font-weight-complex="normal"/>
    </style:style>
    <style:style style:name="T3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a1467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size="22pt" fo:background-color="#729fcf" style:font-size-asian="22pt" style:font-size-complex="22pt"/>
    </style:style>
    <style:style style:name="T39" style:family="text">
      <style:text-properties style:text-position="-33% 58%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5cm" svg:height="51cm" svg:x="62.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8cm" svg:y="22.7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</text:span><text:span text:style-name="T1">Performance Workshop, </text:span><text:span text:style-name="T1">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</text:span><text:span text:style-name="T4">Shape Graph (USG) + Static Shape </text:span><text:span text:style-name="T4">Graph (SSG)). USG consists of all </text:span><text:span text:style-name="T4">dynamically allocated memory </text:span><text:span text:style-name="T4">chunks as nodes. SSG consists of </text:span><text:span text:style-name="T4">nodes corresponding to static </text:span><text:span text:style-name="T4">locations of allocation call </text:span><text:span text:style-name="T4">instructions in the program binary. </text:span><text:span text:style-name="T4">SCCs on the SSG delineate </text:span><text:span text:style-name="T4">separate data structures. An array </text:span><text:span text:style-name="T4">of trees materialises into a graph on </text:span><text:span text:style-name="T4">USG. SSG can help separate RDS </text:span><text:span text:style-name="T4">of trees from those of arrays.</text:span></text:p>
            <text:p><text:span text:style-name="T1">Implementation:</text:span><text:span text:style-name="T3"> </text:span><text:span text:style-name="T6">Binary </text:span><text:span text:style-name="T6">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</text:span><text:span text:style-name="T6">traces. Builds graphs and calculates </text:span><text:span text:style-name="T6">numbers of different RDS and their </text:span><text:span text:style-name="T6">lifetimes. No precise identification is </text:span><text:span text:style-name="T6">reported. Numbers have not been </text:span><text:span text:style-name="T6">validated in any way.</text:span></text:p>
            <text:p><text:span text:style-name="T6"/></text:p>
          </draw:text-box>
        </draw:frame>
        <draw:frame draw:style-name="gr3" draw:text-style-name="P5" draw:layer="layout" svg:width="21.9cm" svg:height="16.94cm" svg:x="38.6cm" svg:y="22.46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</text:span><text:span text:style-name="T1">(PESPMA'09) , June 2009.</text:span></text:p>
            <text:p text:style-name="P2"><text:span text:style-name="T1"/></text:p>
            <text:p text:style-name="P2"><text:span text:style-name="T1">MICRO’42 Proceedings of </text:span><text:span text:style-name="T1">the 42nd Annual </text:span><text:span text:style-name="T1">IEEE/ACM International </text:span><text:span text:style-name="T1">Symposium on </text:span><text:span text:style-name="T1">Microarchitecture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>Experimental Result</text:span><text:span text:style-name="T3">: </text:span></text:p>
            <text:p><text:span text:style-name="T6"/></text:p>
          </draw:text-box>
        </draw:frame>
        <draw:frame draw:style-name="gr4" draw:text-style-name="P5" draw:layer="layout" svg:width="19cm" svg:height="3.554cm" svg:x="4.4cm" svg:y="5.2cm">
          <draw:text-box>
            <text:p text:style-name="P2"><text:span text:style-name="T1">Memory profiling, Profile-</text:span><text:span text:style-name="T1">based optimizations, </text:span><text:span text:style-name="T1">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3.2cm" svg:y="13.5cm">
          <draw:text-box>
            <text:p text:style-name="P2"><text:span text:style-name="T2">Work at the granularity of </text:span><text:span text:style-name="T2">the individual load/store </text:span><text:span text:style-name="T2">operations</text:span></text:p>
          </draw:text-box>
        </draw:frame>
        <draw:frame draw:style-name="gr4" draw:text-style-name="P5" draw:layer="layout" svg:width="19cm" svg:height="3.554cm" svg:x="24.1cm" svg:y="8.7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9cm" svg:y="15.1cm">
          <draw:text-box>
            <text:p text:style-name="P2"><text:span text:style-name="T2">Conservative, cannot </text:span><text:span text:style-name="T2">operate on multiple </text:span><text:span text:style-name="T2">compilation units, analysis </text:span><text:span text:style-name="T2">time does not scale well</text:span></text:p>
          </draw:text-box>
        </draw:frame>
        <draw:line draw:style-name="gr7" draw:text-style-name="P7" draw:layer="layout" svg:x1="43.4cm" svg:y1="10.6cm" svg:x2="50cm" svg:y2="21.8cm">
          <text:p/>
        </draw:line>
        <draw:line draw:style-name="gr7" draw:text-style-name="P7" draw:layer="layout" svg:x1="33.8cm" svg:y1="12.7cm" svg:x2="23.9cm" svg:y2="22.4cm">
          <text:p/>
        </draw:line>
        <draw:line draw:style-name="gr7" draw:text-style-name="P7" draw:layer="layout" svg:x1="13.4cm" svg:y1="9.4cm" svg:x2="21cm" svg:y2="22.5cm">
          <text:p/>
        </draw:lin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22.1cm" svg:y1="42.8cm" svg:x2="29cm" svg:y2="50cm">
          <text:p/>
        </draw:line>
        <draw:line draw:style-name="gr7" draw:text-style-name="P7" draw:layer="layout" svg:x1="50.2cm" svg:y1="40.4cm" svg:x2="31cm" svg:y2="49.7cm">
          <text:p/>
        </draw:line>
        <draw:frame draw:style-name="gr4" draw:text-style-name="P5" draw:layer="layout" svg:width="19cm" svg:height="3.554cm" svg:x="2cm" svg:y="44.9cm">
          <draw:text-box>
            <text:p text:style-name="P2"><text:span text:style-name="T1">Forensics and Reverse </text:span><text:span text:style-name="T1">Engineering</text:span></text:p>
          </draw:text-box>
        </draw:frame>
        <draw:line draw:style-name="gr7" draw:text-style-name="P7" draw:layer="layout" svg:x1="10.9cm" svg:y1="49.4cm" svg:x2="17.8cm" svg:y2="56.6cm">
          <text:p/>
        </draw:line>
        <draw:frame draw:style-name="gr6" draw:text-style-name="P6" draw:layer="layout" svg:width="11.1cm" svg:height="5.756cm" svg:x="3.2cm" svg:y="52.1cm">
          <draw:text-box>
            <text:p text:style-name="P2"><text:span text:style-name="T2">Limited to the low level </text:span><text:span text:style-name="T2">programming constructs </text:span><text:span text:style-name="T2">such as individual variables </text:span><text:span text:style-name="T2">or structs</text:span></text:p>
          </draw:text-box>
        </draw:frame>
        <draw:frame draw:style-name="gr9" draw:text-style-name="P6" draw:layer="layout" svg:width="11.1cm" svg:height="3.554cm" svg:x="37.8cm" svg:y="42.444cm">
          <draw:text-box>
            <text:p text:style-name="P2"><text:span text:style-name="T2">Relies on the assumption of </text:span><text:span text:style-name="T2">interface functions</text:span></text:p>
          </draw:text-box>
        </draw:frame>
        <draw:frame draw:style-name="gr8" draw:text-style-name="P5" draw:layer="layout" svg:width="21.9cm" svg:height="14.8cm" svg:x="64.5cm" svg:y="39.6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2011, </text:span><text:span text:style-name="T1">San Diego, California, </text:span><text:span text:style-name="T1">USA, 6th February - 9th </text:span><text:span text:style-name="T1">February 2011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63.8cm" svg:y1="46.7cm" svg:x2="42.1cm" svg:y2="58.1cm">
          <text:p/>
        </draw:line>
        <draw:frame draw:style-name="gr10" draw:text-style-name="P5" draw:layer="layout" svg:width="21.9cm" svg:height="12.129cm" svg:x="91.3cm" svg:y="46.7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5.4cm" svg:y="64.8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</text:span><text:span text:style-name="T1">the 32nd IEEE/ACM </text:span><text:span text:style-name="T1">International Conference </text:span><text:span text:style-name="T1">on Automated Software </text:span><text:span text:style-name="T1">Engineering, Urbana-</text:span><text:span text:style-name="T1">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1.5cm" svg:y1="59.4cm" svg:x2="86.7cm" svg:y2="64.6cm">
          <text:p/>
        </draw:line>
        <draw:line draw:style-name="gr7" draw:text-style-name="P7" draw:layer="layout" svg:x1="75.8cm" svg:y1="54.8cm" svg:x2="85.9cm" svg:y2="64.5cm">
          <text:p/>
        </draw:line>
        <draw:line draw:style-name="gr7" draw:text-style-name="P7" draw:layer="layout" svg:x1="33.827cm" svg:y1="12.674cm" svg:x2="29.8cm" svg:y2="49.7cm">
          <text:p/>
        </draw:line>
        <draw:frame draw:style-name="gr5" draw:text-style-name="P6" draw:layer="layout" svg:width="11.1cm" svg:height="3.6cm" svg:x="24.5cm" svg:y="42.5cm">
          <draw:text-box>
            <text:p text:style-name="P2"><text:span text:style-name="T2">Provably undecidable, </text:span><text:span text:style-name="T2">conservative, has not been </text:span><text:span text:style-name="T2">widely adapted</text:span></text:p>
          </draw:text-box>
        </draw:frame>
        <draw:frame draw:style-name="gr6" draw:text-style-name="P6" draw:layer="layout" svg:width="11.1cm" svg:height="5.756cm" svg:x="49.1cm" svg:y="44.7cm">
          <draw:text-box>
            <text:p text:style-name="P2"><text:span text:style-name="T2">High accuracy, do not </text:span><text:span text:style-name="T2">provide any information </text:span><text:span text:style-name="T2">about high-level data </text:span><text:span text:style-name="T2">structures (lists, trees, etc.)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1.9cm" svg:x2="41.9cm" svg:y2="57.2cm">
          <text:p/>
        </draw:line>
        <draw:frame draw:style-name="gr12" draw:text-style-name="P8" draw:layer="layout" svg:width="28.3cm" svg:height="3.5cm" svg:x="62.7cm" svg:y="5.7cm">
          <draw:text-box>
            <text:p text:style-name="P2"><text:span text:style-name="T8">Low-level data </text:span><text:span text:style-name="T8">structures (primitive </text:span><text:span text:style-name="T8">types, structs, </text:span><text:span text:style-name="T8">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9.2cm">
          <draw:text-box>
            <text:p text:style-name="P2"><text:span text:style-name="T1">Static Analysis </text:span><text:span text:style-name="T1">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13.7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</text:span><text:span text:style-name="T1">18th Annual Network</text:span></text:p>
            <text:p text:style-name="P2"><text:span text:style-name="T1">&amp; Distributed System </text:span><text:span text:style-name="T1">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0" draw:text-style-name="P5" draw:layer="layout" svg:width="21.9cm" svg:height="12.129cm" svg:x="92cm" svg:y="33.2cm">
          <draw:text-box>
            <text:p text:style-name="P2"><text:span text:style-name="T1">dsOl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28.5cm" svg:height="71.8cm" svg:x="62.5cm" svg:y="13.0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4cm" svg:y="44.94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</text:span><text:span text:style-name="T1">Performance Workshop, </text:span><text:span text:style-name="T1">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</text:span><text:span text:style-name="T4">Shape Graph (USG) + Static Shape </text:span><text:span text:style-name="T4">Graph (SSG)). USG consists of all </text:span><text:span text:style-name="T4">dynamically allocated memory </text:span><text:span text:style-name="T4">chunks as nodes. SSG consists of </text:span><text:span text:style-name="T4">nodes corresponding to static </text:span><text:span text:style-name="T4">locations of allocation call </text:span><text:span text:style-name="T4">instructions in the program binary. </text:span><text:span text:style-name="T4">SCCs on the SSG delineate </text:span><text:span text:style-name="T4">separate data structures. An array </text:span><text:span text:style-name="T4">of trees materialises into a graph on </text:span><text:span text:style-name="T4">USG. SSG can help separate RDS </text:span><text:span text:style-name="T4">of trees from those of arrays.</text:span></text:p>
            <text:p><text:span text:style-name="T1">Implementation:</text:span><text:span text:style-name="T3"> </text:span><text:span text:style-name="T6">Binary </text:span><text:span text:style-name="T6">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</text:span><text:span text:style-name="T6">traces. Builds graphs and calculates </text:span><text:span text:style-name="T6">numbers of different RDS and their </text:span><text:span text:style-name="T6">lifetimes. No precise identification is </text:span><text:span text:style-name="T6">reported. Numbers have not been </text:span><text:span text:style-name="T6">validated in any way.</text:span></text:p>
            <text:p><text:span text:style-name="T6"/></text:p>
          </draw:text-box>
        </draw:frame>
        <draw:frame draw:style-name="gr16" draw:text-style-name="P5" draw:layer="layout" svg:width="21.9cm" svg:height="29.279cm" svg:x="38.2cm" svg:y="44.7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</text:span><text:span text:style-name="T1">(PESPMA'09) , June 2009.</text:span></text:p>
            <text:p text:style-name="P2"><text:span text:style-name="T1"/></text:p>
            <text:p text:style-name="P2"><text:span text:style-name="T1">MICRO’42 Proceedings of </text:span><text:span text:style-name="T1">the 42nd Annual </text:span><text:span text:style-name="T1">IEEE/ACM International </text:span><text:span text:style-name="T1">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 </text:span><text:span text:style-name="T2">builds</text:span><text:span text:style-name="T1"> </text:span><text:span text:style-name="T10">MG</text:span><text:span text:style-name="T11">, </text:span><text:span text:style-name="T12">builds Call Graph, </text:span><text:span text:style-name="T12">differentiates MG nodes by </text:span><text:span text:style-name="T13">allocation-site-based</text:span><text:span text:style-name="T12"> typing </text:span><text:span text:style-name="T12">and node merging, 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6"/></text:p>
            <text:p><text:span text:style-name="T1">Weaknesses:</text:span><text:span text:style-name="T3"> </text:span></text:p>
            <text:list text:style-name="L1">
              <text:list-item>
                <text:p><text:span text:style-name="T14">allocation-site-based</text:span><text:span text:style-name="T3"> </text:span><text:span text:style-name="T3">nodes typing with a </text:span><text:span text:style-name="T3">complementary nodes </text:span><text:span text:style-name="T3">merging (accessed with </text:span><text:span text:style-name="T3">the same API function) </text:span><text:span text:style-name="T3">might not work in general </text:span><text:span text:style-name="T3">case</text:span></text:p>
              </text:list-item>
            </text:list>
            <text:p><text:span text:style-name="T1"/></text:p>
            <text:p><text:span text:style-name="T1">Experimental Result</text:span><text:span text:style-name="T3">: GLib, </text:span><text:span text:style-name="T3">Apache C++ Standard </text:span><text:span text:style-name="T3">Library, STLport </text:span></text:p>
            <text:p><text:span text:style-name="T6"/></text:p>
          </draw:text-box>
        </draw:frame>
        <draw:frame draw:style-name="gr4" draw:text-style-name="P5" draw:layer="layout" svg:width="19cm" svg:height="3.554cm" svg:x="4cm" svg:y="27.44cm">
          <draw:text-box>
            <text:p text:style-name="P2"><text:span text:style-name="T1">Memory profiling, Profile-</text:span><text:span text:style-name="T1">based optimizations, </text:span><text:span text:style-name="T1">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2.8cm" svg:y="35.74cm">
          <draw:text-box>
            <text:p text:style-name="P2"><text:span text:style-name="T2">Work at the granularity of </text:span><text:span text:style-name="T2">the individual load/store </text:span><text:span text:style-name="T2">operations</text:span></text:p>
          </draw:text-box>
        </draw:frame>
        <draw:frame draw:style-name="gr4" draw:text-style-name="P5" draw:layer="layout" svg:width="19cm" svg:height="3.554cm" svg:x="23.7cm" svg:y="30.94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5cm" svg:y="37.34cm">
          <draw:text-box>
            <text:p text:style-name="P2"><text:span text:style-name="T2">Conservative, cannot </text:span><text:span text:style-name="T2">operate on multiple </text:span><text:span text:style-name="T2">compilation units, analysis </text:span><text:span text:style-name="T2">time does not scale well</text:span></text:p>
          </draw:text-box>
        </draw:frame>
        <draw:line draw:style-name="gr7" draw:text-style-name="P7" draw:layer="layout" svg:x1="43cm" svg:y1="32.84cm" svg:x2="49.6cm" svg:y2="44.04cm">
          <text:p/>
        </draw:line>
        <draw:line draw:style-name="gr7" draw:text-style-name="P7" draw:layer="layout" svg:x1="33.4cm" svg:y1="34.94cm" svg:x2="23.5cm" svg:y2="44.64cm">
          <text:p/>
        </draw:line>
        <draw:line draw:style-name="gr7" draw:text-style-name="P7" draw:layer="layout" svg:x1="13cm" svg:y1="31.64cm" svg:x2="20.6cm" svg:y2="44.74cm">
          <text:p/>
        </draw:line>
        <draw:frame draw:style-name="gr8" draw:text-style-name="P5" draw:layer="layout" svg:width="21.9cm" svg:height="14.8cm" svg:x="18.6cm" svg:y="72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21.7cm" svg:y1="65.04cm" svg:x2="28.6cm" svg:y2="72.24cm">
          <text:p/>
        </draw:line>
        <draw:line draw:style-name="gr7" draw:text-style-name="P7" draw:layer="layout" svg:x1="49.8cm" svg:y1="62.64cm" svg:x2="30.6cm" svg:y2="71.94cm">
          <text:p/>
        </draw:line>
        <draw:frame draw:style-name="gr4" draw:text-style-name="P5" draw:layer="layout" svg:width="19cm" svg:height="3.554cm" svg:x="1.6cm" svg:y="67.14cm">
          <draw:text-box>
            <text:p text:style-name="P2"><text:span text:style-name="T1">Forensics and Reverse </text:span><text:span text:style-name="T1">Engineering</text:span></text:p>
          </draw:text-box>
        </draw:frame>
        <draw:line draw:style-name="gr7" draw:text-style-name="P7" draw:layer="layout" svg:x1="10.5cm" svg:y1="71.64cm" svg:x2="17.4cm" svg:y2="78.84cm">
          <text:p/>
        </draw:line>
        <draw:frame draw:style-name="gr6" draw:text-style-name="P6" draw:layer="layout" svg:width="11.1cm" svg:height="5.756cm" svg:x="2.8cm" svg:y="74.34cm">
          <draw:text-box>
            <text:p text:style-name="P2"><text:span text:style-name="T2">Limited to the low level </text:span><text:span text:style-name="T2">programming constructs </text:span><text:span text:style-name="T2">such as individual variables </text:span><text:span text:style-name="T2">or structs</text:span></text:p>
          </draw:text-box>
        </draw:frame>
        <draw:frame draw:style-name="gr9" draw:text-style-name="P6" draw:layer="layout" svg:width="11.1cm" svg:height="3.554cm" svg:x="37.4cm" svg:y="64.684cm">
          <draw:text-box>
            <text:p text:style-name="P2"><text:span text:style-name="T2">Relies on the assumption of </text:span><text:span text:style-name="T2">interface functions</text:span></text:p>
          </draw:text-box>
        </draw:frame>
        <draw:frame draw:style-name="gr17" draw:text-style-name="P5" draw:layer="layout" svg:width="21.9cm" svg:height="15.432cm" svg:x="65.7cm" svg:y="61.054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2011, </text:span><text:span text:style-name="T1">San Diego, California, </text:span><text:span text:style-name="T1">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</text:span></text:p>
            <text:p text:style-name="P4"><text:span text:style-name="T1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line draw:style-name="gr7" draw:text-style-name="P7" draw:layer="layout" svg:x1="63.8cm" svg:y1="54.354cm" svg:x2="42.1cm" svg:y2="65.754cm">
          <text:p/>
        </draw:line>
        <draw:frame draw:style-name="gr10" draw:text-style-name="P5" draw:layer="layout" svg:width="21.9cm" svg:height="12.129cm" svg:x="91.7cm" svg:y="69.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3.2cm" svg:y="93.6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</text:span><text:span text:style-name="T1">the 32nd IEEE/ACM </text:span><text:span text:style-name="T1">International Conference </text:span><text:span text:style-name="T1">on Automated Software </text:span><text:span text:style-name="T1">Engineering, Urbana-</text:span><text:span text:style-name="T1">Champaign, 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2.3cm" svg:y1="81.9cm" svg:x2="89cm" svg:y2="93.3cm">
          <text:p/>
        </draw:line>
        <draw:line draw:style-name="gr7" draw:text-style-name="P7" draw:layer="layout" svg:x1="74.8cm" svg:y1="77.5cm" svg:x2="79.3cm" svg:y2="93.1cm">
          <text:p/>
        </draw:line>
        <draw:line draw:style-name="gr7" draw:text-style-name="P7" draw:layer="layout" svg:x1="33.427cm" svg:y1="34.914cm" svg:x2="29.4cm" svg:y2="71.94cm">
          <text:p/>
        </draw:line>
        <draw:frame draw:style-name="gr5" draw:text-style-name="P6" draw:layer="layout" svg:width="11.1cm" svg:height="3.6cm" svg:x="24.1cm" svg:y="64.74cm">
          <draw:text-box>
            <text:p text:style-name="P2"><text:span text:style-name="T2">Provably undecidable, </text:span><text:span text:style-name="T2">conservative, has not been </text:span><text:span text:style-name="T2">widely adapted</text:span></text:p>
          </draw:text-box>
        </draw:frame>
        <draw:frame draw:style-name="gr6" draw:text-style-name="P6" draw:layer="layout" svg:width="11.1cm" svg:height="5.756cm" svg:x="48.7cm" svg:y="66.94cm">
          <draw:text-box>
            <text:p text:style-name="P2"><text:span text:style-name="T2">High accuracy, do not </text:span><text:span text:style-name="T2">provide any information </text:span><text:span text:style-name="T2">about high-level data </text:span><text:span text:style-name="T2">structures (lists, trees, etc.)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9.554cm" svg:x2="41.9cm" svg:y2="64.854cm">
          <text:p/>
        </draw:line>
        <draw:frame draw:style-name="gr12" draw:text-style-name="P8" draw:layer="layout" svg:width="28.3cm" svg:height="3.5cm" svg:x="62.7cm" svg:y="13.354cm">
          <draw:text-box>
            <text:p text:style-name="P2"><text:span text:style-name="T8">Low-level data </text:span><text:span text:style-name="T8">structures (primitive </text:span><text:span text:style-name="T8">types, structs, </text:span><text:span text:style-name="T8">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16.854cm">
          <draw:text-box>
            <text:p text:style-name="P2"><text:span text:style-name="T1">Static Analysis </text:span><text:span text:style-name="T1">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21.354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</text:span><text:span text:style-name="T1">18th Annual Network</text:span></text:p>
            <text:p text:style-name="P2"><text:span text:style-name="T1">&amp; Distributed System </text:span><text:span text:style-name="T1">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/>
            <text:p text:style-name="P4"><text:span text:style-name="T1">Methodology</text:span></text:p>
            <text:p text:style-name="P4"><text:span text:style-name="T1"/></text:p>
          </draw:text-box>
        </draw:frame>
        <draw:frame draw:style-name="gr18" draw:text-style-name="P6" draw:layer="layout" svg:width="11.1cm" svg:height="4.655cm" svg:x="40.6cm" svg:y="36.44cm">
          <draw:text-box>
            <text:p text:style-name="P2"><text:span text:style-name="T2">Most well known, but </text:span><text:span text:style-name="T2">provably undecidable and </text:span><text:span text:style-name="T2">thus necessarily </text:span><text:span text:style-name="T2">conservative</text:span></text:p>
          </draw:text-box>
        </draw:frame>
        <draw:frame draw:style-name="gr4" draw:text-style-name="P5" draw:layer="layout" svg:width="19cm" svg:height="3.554cm" svg:x="40.4cm" svg:y="25.986cm">
          <draw:text-box>
            <text:p text:style-name="P2"><text:span text:style-name="T1">Forensics </text:span></text:p>
            <text:p text:style-name="P2"><text:span text:style-name="T1">&amp; </text:span></text:p>
            <text:p text:style-name="P2"><text:span text:style-name="T1">Reverse engineering</text:span></text:p>
          </draw:text-box>
        </draw:frame>
        <draw:line draw:style-name="gr7" draw:text-style-name="P7" draw:layer="layout" svg:x1="50.2cm" svg:y1="29.64cm" svg:x2="50.3cm" svg:y2="44.14cm">
          <text:p/>
        </draw:line>
        <draw:frame draw:style-name="gr6" draw:text-style-name="P6" draw:layer="layout" svg:width="11.1cm" svg:height="5.756cm" svg:x="44.8cm" svg:y="30.884cm">
          <draw:text-box>
            <text:p text:style-name="P2"><text:span text:style-name="T2">Most well known, but </text:span><text:span text:style-name="T2">provably undecidable and </text:span><text:span text:style-name="T2">thus necessarily </text:span><text:span text:style-name="T2">conservative</text:span></text:p>
          </draw:text-box>
        </draw:frame>
        <draw:line draw:style-name="gr7" draw:text-style-name="P7" draw:layer="layout" svg:x1="33.5cm" svg:y1="53.74cm" svg:x2="38.1cm" svg:y2="54.14cm">
          <text:p/>
        </draw:line>
        <draw:frame draw:style-name="gr19" draw:text-style-name="P5" draw:layer="layout" svg:width="21.9cm" svg:height="20.704cm" svg:x="20.3cm" svg:y="4.096cm">
          <draw:text-box>
            <text:p text:style-name="P2"><text:span text:style-name="T1">Abstract Dekker’s </text:span><text:span text:style-name="T2">(1994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</text:span><text:span text:style-name="T1">(PESPMA'09) , June 2009.</text:span></text:p>
            <text:p text:style-name="P2"><text:span text:style-name="T1"/></text:p>
            <text:p text:style-name="P2"><text:span text:style-name="T1">MICRO’42 Proceedings of </text:span><text:span text:style-name="T1">the 42nd Annual </text:span><text:span text:style-name="T1">IEEE/ACM International </text:span><text:span text:style-name="T1">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/></text:p>
            <text:p><text:span text:style-name="T1">Experimental Result</text:span><text:span text:style-name="T3">: GLib, </text:span><text:span text:style-name="T3">Apache C++ Standard </text:span><text:span text:style-name="T3">Library, STLport </text:span></text:p>
            <text:p><text:span text:style-name="T6"/></text:p>
          </draw:text-box>
        </draw:frame>
        <draw:line draw:style-name="gr7" draw:text-style-name="P7" draw:layer="layout" svg:x1="42.5cm" svg:y1="12.2cm" svg:x2="53.3cm" svg:y2="44.2cm">
          <text:p/>
        </draw:line>
        <draw:frame draw:style-name="gr6" draw:text-style-name="P6" draw:layer="layout" svg:width="11.1cm" svg:height="5.756cm" svg:x="44.5cm" svg:y="16.344cm">
          <draw:text-box>
            <text:p text:style-name="P2"><text:span text:style-name="T2">Relies on its abilities at the </text:span><text:span text:style-name="T2">parse tree level, does not </text:span><text:span text:style-name="T2">require source code access</text:span></text:p>
          </draw:text-box>
        </draw:frame>
        <draw:frame draw:style-name="gr20" draw:text-style-name="P9" draw:layer="layout" svg:width="21.9cm" svg:height="23.8cm" svg:x="1cm" svg:y="95.2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</text:span><text:span text:style-name="T2">the graph on dynamic </text:span><text:span text:style-name="T2">memory allocations, remove </text:span><text:span text:style-name="T2">graph nodes on </text:span><text:span text:style-name="T2">deallocations</text:span></text:p>
            <text:p text:style-name="P4"><text:span text:style-name="T1">Edges: </text:span><text:span text:style-name="T2">store instructions </text:span><text:span text:style-name="T2">(with destination and source </text:span><text:span text:style-name="T2">operands being addresses </text:span><text:span text:style-name="T2">pointing to locations withing </text:span><text:span text:style-name="T2">previously allocated </text:span><text:span text:style-name="T2">memory nodes/NULL </text:span><text:span text:style-name="T2">values) create/remove MG </text:span><text:span text:style-name="T2">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</text:span><text:span text:style-name="T2">(like array of binary trees) </text:span><text:span text:style-name="T2">chunk up in the single </text:span><text:span text:style-name="T2">graph and are hard to </text:span><text:span text:style-name="T2">distinguish, data structure </text:span><text:span text:style-name="T2">overlays suffer from the </text:span><text:span text:style-name="T2">same problem</text:span></text:p>
              </text:list-item>
              <text:list-item>
                <text:p text:style-name="P4"><text:span text:style-name="T2">Multiple data structure </text:span><text:span text:style-name="T2">nodes allocated in the </text:span><text:span text:style-name="T2">same memory chunk are </text:span><text:span text:style-name="T2">undistinguishable</text:span></text:p>
              </text:list-item>
              <text:list-item>
                <text:p text:style-name="P4"><text:span text:style-name="T2">Graphs evolve during a </text:span><text:span text:style-name="T2">program execution, data </text:span><text:span text:style-name="T2">structure manipulation </text:span><text:span text:style-name="T2">operations break graph </text:span><text:span text:style-name="T2">invariant properties </text:span></text:p>
              </text:list-item>
            </text:list>
            <text:p text:style-name="P4"><text:span text:style-name="T6"/></text:p>
          </draw:text-box>
        </draw:frame>
      </draw:page>
      <draw:page draw:name="page3" draw:style-name="dp1" draw:master-page-name="Default">
        <draw:custom-shape draw:style-name="gr21" draw:text-style-name="P1" draw:layer="layout" svg:width="39.2cm" svg:height="36.6cm" svg:x="77.2cm" svg:y="11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8.5cm" svg:height="62.8cm" svg:x="79cm" svg:y="48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72.9cm" svg:height="112.8cm" svg:x="2.5cm" svg:y="11.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8.3cm" svg:height="3.5cm" svg:x="79.1cm" svg:y="49.5cm">
          <draw:text-box>
            <text:p text:style-name="P2"><text:span text:style-name="T8">Low-level data </text:span><text:span text:style-name="T8">structures (primitive </text:span><text:span text:style-name="T8">types, structs, </text:span><text:span text:style-name="T8">arrays) </text:span><text:span text:style-name="T8">identification</text:span></text:p>
          </draw:text-box>
        </draw:frame>
        <draw:frame draw:style-name="gr24" draw:text-style-name="P8" draw:layer="layout" svg:width="57.3cm" svg:height="3.095cm" svg:x="18.6cm" svg:y="11.464cm">
          <draw:text-box>
            <text:p text:style-name="P2"><text:span text:style-name="T8">High-level data </text:span><text:span text:style-name="T8">structures (arrays, </text:span><text:span text:style-name="T8">linked-lists, trees, </text:span></text:p>
            <text:p text:style-name="P2"><text:span text:style-name="T8">hash-tables, graphs, </text:span><text:span text:style-name="T8">etc.) identification</text:span></text:p>
          </draw:text-box>
        </draw:frame>
        <draw:custom-shape draw:style-name="gr25" draw:text-style-name="P1" draw:layer="layout" svg:width="71.5cm" svg:height="14.2cm" svg:x="3.3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71.5cm" svg:height="93cm" svg:x="3.3cm" svg:y="29.5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71.6cm" svg:height="1.673cm" svg:x="3.3cm" svg:y="15.3cm">
          <draw:text-box>
            <text:p text:style-name="P2"><text:span text:style-name="T8">Static Techniques</text:span></text:p>
          </draw:text-box>
        </draw:frame>
        <draw:frame draw:style-name="gr27" draw:text-style-name="P8" draw:layer="layout" svg:width="71.2cm" svg:height="1.673cm" svg:x="3.4cm" svg:y="30cm">
          <draw:text-box>
            <text:p text:style-name="P2"><text:span text:style-name="T8">Dynamic </text:span><text:span text:style-name="T8">Techniques</text:span></text:p>
          </draw:text-box>
        </draw:frame>
        <draw:frame draw:style-name="gr28" draw:text-style-name="P5" draw:layer="layout" svg:width="21.9cm" svg:height="34.702cm" svg:x="47.2cm" svg:y="36.221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</text:span><text:span text:style-name="T1">Execution of Sequential </text:span><text:span text:style-name="T1">Programs on Multicore </text:span><text:span text:style-name="T1">Architectures </text:span><text:span text:style-name="T1">(PESPMA'09) , June 2009.</text:span></text:p>
            <text:p text:style-name="P2"><text:span text:style-name="T1"/></text:p>
            <text:p text:style-name="P2"><text:span text:style-name="T1">MICRO’42 Proceedings of </text:span><text:span text:style-name="T1">the 42nd Annual </text:span><text:span text:style-name="T1">IEEE/ACM International </text:span><text:span text:style-name="T1">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16">LLVM IR, but can work </text:span><text:span text:style-name="T16">with binaries</text:span></text:p>
            <text:p text:style-name="P4"><text:span text:style-name="T1">Methodology: </text:span></text:p>
            <text:list text:style-name="L1">
              <text:list-item>
                <text:p text:style-name="P4"><text:span text:style-name="T16">Builds</text:span><text:span text:style-name="T17"> </text:span><text:span text:style-name="T18">MG</text:span><text:span text:style-name="T19">, differentiates MG </text:span><text:span text:style-name="T19">nodes by </text:span><text:span text:style-name="T20">allocation-site-based</text:span><text:span text:style-name="T19"> </text:span><text:span text:style-name="T19">typing and node merging, </text:span><text:span text:style-name="T19">assigns types to MG edges </text:span><text:span text:style-name="T19">(</text:span><text:span text:style-name="T20">child</text:span><text:span text:style-name="T19">, </text:span><text:span text:style-name="T20">foreign</text:span><text:span text:style-name="T19">, </text:span><text:span text:style-name="T20">data</text:span><text:span text:style-name="T19">)</text:span></text:p>
              </text:list-item>
              <text:list-item>
                <text:p text:style-name="P4"><text:span text:style-name="T19">Builds Call Graph and </text:span><text:span text:style-name="T19">identifies data structure iface </text:span><text:span text:style-name="T19">functions</text:span></text:p>
              </text:list-item>
              <text:list-item>
                <text:p text:style-name="P4"><text:span text:style-name="T19">Gathers MG and iface function </text:span><text:span text:style-name="T19">invariants with </text:span><text:span text:style-name="T21">Daikon</text:span><text:span text:style-name="T19"> tool</text:span></text:p>
              </text:list-item>
              <text:list-item>
                <text:p text:style-name="P4"><text:span text:style-name="T19">Uses hand-built decision tree </text:span><text:span text:style-name="T19">to match identified invariants </text:span><text:span text:style-name="T19">against reference data </text:span><text:span text:style-name="T19">structure libraries (top-down: </text:span><text:span text:style-name="T19">MG shape, iface function set </text:span><text:span text:style-name="T19">and its invariants)</text:span></text:p>
              </text:list-item>
            </text:list>
            <text:p text:style-name="P4"><text:span text:style-name="T1">Implementation:</text:span><text:span text:style-name="T3"> </text:span><text:span text:style-name="T22">LLVM</text:span></text:p>
            <text:p><text:span text:style-name="T1">Weaknesses:</text:span><text:span text:style-name="T3"> </text:span></text:p>
            <text:list text:continue-numbering="true" text:style-name="L1">
              <text:list-item>
                <text:p><text:span text:style-name="T23">allocation-site-based</text:span><text:span text:style-name="T24"> node </text:span><text:span text:style-name="T24">typing with a complementary </text:span><text:span text:style-name="T24">node merging (accessed with </text:span><text:span text:style-name="T24">the same API function) might </text:span><text:span text:style-name="T24">not work in general case</text:span></text:p>
              </text:list-item>
              <text:list-item>
                <text:p><text:span text:style-name="T24">Assumption of Iface functions </text:span><text:span text:style-name="T24">does not hold with </text:span><text:span text:style-name="T24">optimizations and legacy non-</text:span><text:span text:style-name="T24">structured code</text:span></text:p>
              </text:list-item>
            </text:list>
            <text:p><text:span text:style-name="T1">Experimental Result</text:span><text:span text:style-name="T3">: </text:span><text:span text:style-name="T24">Correctly recognised vector, </text:span><text:span text:style-name="T24">deque, linked-list, set (red-black </text:span><text:span text:style-name="T24">tree) implementations in several </text:span><text:span text:style-name="T24">different data structure libraries </text:span><text:span text:style-name="T24">GLib, Apache C++ Standard </text:span><text:span text:style-name="T24">Library, STLport</text:span></text:p>
          </draw:text-box>
        </draw:frame>
        <draw:frame draw:style-name="gr29" draw:text-style-name="P5" draw:layer="layout" svg:width="21.9cm" svg:height="32.6cm" svg:x="18.8cm" svg:y="81.3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</text:span><text:span text:style-name="T3">Conference on Reverse </text:span><text:span text:style-name="T3">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5">MG</text:span></text:p>
              </text:list-item>
              <text:list-item>
                <text:p text:style-name="P4"><text:span text:style-name="T26">Tagging MG with type information </text:span><text:span text:style-name="T26">(</text:span><text:span text:style-name="T27">src</text:span><text:span text:style-name="T26"> and </text:span><text:span text:style-name="T27">dst</text:span><text:span text:style-name="T26"> objects of the same </text:span><text:span text:style-name="T26">instruction get the same type + </text:span><text:span text:style-name="T26">uses offsets)</text:span></text:p>
              </text:list-item>
              <text:list-item>
                <text:p text:style-name="P4"><text:span text:style-name="T26">Split MG based on data structure </text:span><text:span text:style-name="T26">types</text:span></text:p>
              </text:list-item>
              <text:list-item>
                <text:p text:style-name="P4"><text:span text:style-name="T28">MG shape analysis: find minimal </text:span><text:span text:style-name="T28">set of offsets {p</text:span><text:span text:style-name="T29">1</text:span><text:span text:style-name="T30">,p</text:span><text:span text:style-name="T29">2</text:span><text:span text:style-name="T30">,p</text:span><text:span text:style-name="T29">3</text:span><text:span text:style-name="T30">,..,p</text:span><text:span text:style-name="T29">n</text:span><text:span text:style-name="T26">}, that </text:span><text:span text:style-name="T26">still keeps DS connected and </text:span><text:span text:style-name="T26">separate DS sub-structures</text:span></text:p>
              </text:list-item>
              <text:list-item>
                <text:p text:style-name="P4"><text:span text:style-name="T26">Classify sub-structures by their </text:span><text:span text:style-name="T26">shape (#nodes in and out)</text:span></text:p>
              </text:list-item>
              <text:list-item>
                <text:p text:style-name="P4"><text:span text:style-name="T26">Refinement of special cases </text:span><text:span text:style-name="T26">(recursive tree height calculation)</text:span></text:p>
              </text:list-item>
            </text:list>
            <text:p text:style-name="P10"><text:span text:style-name="T1">Implementation: </text:span><text:span text:style-name="T31">I</text:span><text:span text:style-name="T32">ntel Pin</text:span></text:p>
            <text:p text:style-name="P11"><text:span text:style-name="T1">Weaknesses:</text:span></text:p>
            <text:list text:continue-numbering="true" text:style-name="L1">
              <text:list-item>
                <text:p text:style-name="P11"><text:span text:style-name="T4">Based solely on the shape of data </text:span><text:span text:style-name="T4">structures not their contents </text:span><text:span text:style-name="T4">(MemPick cannot tell whether a </text:span><text:span text:style-name="T4">binary tree is a search tree or not)</text:span></text:p>
              </text:list-item>
              <text:list-item>
                <text:p text:style-name="P11"><text:span text:style-name="T4">As all dynamic techniques, </text:span><text:span text:style-name="T4">MemPick is limited by the code </text:span><text:span text:style-name="T4">coverage of its profiler runs</text:span></text:p>
              </text:list-item>
              <text:list-item>
                <text:p text:style-name="P11"><text:span text:style-name="T4">MG node tagging might trigger </text:span><text:span text:style-name="T4">false positives</text:span></text:p>
              </text:list-item>
              <text:list-item>
                <text:p text:style-name="P11"><text:span text:style-name="T4">Examines MG snapshots at </text:span><text:span text:style-name="T4">“quiescent” time periods – need to </text:span><text:span text:style-name="T4">catch them precisely (gaps </text:span><text:span text:style-name="T4">between DS modifications in the </text:span><text:span text:style-name="T4">number of instructions)</text:span></text:p>
              </text:list-item>
              <text:list-item>
                <text:p text:style-name="P11"><text:span text:style-name="T4">MG shape analysis is based on </text:span><text:span text:style-name="T4">heap buffer offsets – won’t handle </text:span><text:span text:style-name="T4">multiple 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</text:span><text:span text:style-name="T4">boost:container, clibutils, GLib, </text:span><text:span text:style-name="T4">GDSL, STL, STLport, etc.</text:span></text:p>
              </text:list-item>
              <text:list-item>
                <text:p><text:span text:style-name="T4">10 real-world applications: clang, </text:span><text:span text:style-name="T4">chromium, Lighttpd, etc. (MemPick </text:span><text:span text:style-name="T4">finishes withing 1 hour), </text:span></text:p>
              </text:list-item>
            </text:list>
          </draw:text-box>
        </draw:frame>
        <draw:line draw:style-name="gr7" draw:text-style-name="P7" draw:layer="layout" svg:x1="46.8cm" svg:y1="53.2cm" svg:x2="30.3cm" svg:y2="80.7cm">
          <text:p/>
        </draw:line>
        <draw:frame draw:style-name="gr30" draw:text-style-name="P12" draw:layer="layout" svg:width="11.9cm" svg:height="10.482cm" svg:x="31.3cm" svg:y="62.118cm">
          <draw:text-box>
            <text:list text:style-name="L1">
              <text:list-item>
                <text:p text:style-name="P4"><text:span text:style-name="T33">Elegant, the most powerful to date, </text:span><text:span text:style-name="T33">accurately detects data structures </text:span><text:span text:style-name="T33">and the functions that manipulate </text:span><text:span text:style-name="T33">them</text:span></text:p>
              </text:list-item>
              <text:list-item>
                <text:p text:style-name="P4"><text:span text:style-name="T34">Limited by iface functions </text:span><text:span text:style-name="T34">assumption</text:span></text:p>
              </text:list-item>
              <text:list-item>
                <text:p text:style-name="P4"><text:span text:style-name="T34">Do not address overlapping data </text:span><text:span text:style-name="T34">structures (like a linked-list, that </text:span><text:span text:style-name="T34">connects the nodes of a tree)</text:span></text:p>
              </text:list-item>
              <text:list-item>
                <text:p text:style-name="P4"><text:span text:style-name="T34">Node typing system based on the </text:span><text:span text:style-name="T34">same memory allocation sites and </text:span><text:span text:style-name="T34">iface functions</text:span></text:p>
              </text:list-item>
            </text:list>
            <text:p text:style-name="P2"><text:span text:style-name="T33"/></text:p>
          </draw:text-box>
        </draw:frame>
        <draw:frame draw:style-name="gr20" draw:text-style-name="P9" draw:layer="layout" svg:width="21.9cm" svg:height="23.8cm" svg:x="1.2cm" svg:y="125.1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</text:span><text:span text:style-name="T2">the graph on dynamic </text:span><text:span text:style-name="T2">memory allocations, remove </text:span><text:span text:style-name="T2">graph nodes on </text:span><text:span text:style-name="T2">deallocations</text:span></text:p>
            <text:p text:style-name="P4"><text:span text:style-name="T1">Edges: </text:span><text:span text:style-name="T2">store instructions </text:span><text:span text:style-name="T2">(with destination and source </text:span><text:span text:style-name="T2">operands being addresses </text:span><text:span text:style-name="T2">pointing to locations withing </text:span><text:span text:style-name="T2">previously allocated </text:span><text:span text:style-name="T2">memory nodes/NULL </text:span><text:span text:style-name="T2">values) create/remove MG </text:span><text:span text:style-name="T2">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</text:span><text:span text:style-name="T2">(like array of binary trees) </text:span><text:span text:style-name="T2">chunk up in the single </text:span><text:span text:style-name="T2">graph and are hard to </text:span><text:span text:style-name="T2">distinguish, data structure </text:span><text:span text:style-name="T2">overlays suffer from the </text:span><text:span text:style-name="T2">same problem</text:span></text:p>
              </text:list-item>
              <text:list-item>
                <text:p text:style-name="P4"><text:span text:style-name="T2">Multiple data structure </text:span><text:span text:style-name="T2">nodes allocated in the </text:span><text:span text:style-name="T2">same memory chunk are </text:span><text:span text:style-name="T2">undistinguishable</text:span></text:p>
              </text:list-item>
              <text:list-item>
                <text:p text:style-name="P4"><text:span text:style-name="T2">Graphs evolve during a </text:span><text:span text:style-name="T2">program execution, data </text:span><text:span text:style-name="T2">structure manipulation </text:span><text:span text:style-name="T2">operations break graph </text:span><text:span text:style-name="T2">invariant properties </text:span></text:p>
              </text:list-item>
            </text:list>
            <text:p text:style-name="P4"><text:span text:style-name="T6"/></text:p>
          </draw:text-box>
        </draw:frame>
        <draw:frame draw:style-name="gr31" draw:text-style-name="P5" draw:layer="layout" svg:width="21.9cm" svg:height="36.4cm" svg:x="79.2cm" svg:y="112.4cm">
          <draw:text-box>
            <text:p text:style-name="P2"><text:span text:style-name="T1">Shape Analysis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5">MG</text:span></text:p>
              </text:list-item>
              <text:list-item>
                <text:p text:style-name="P4"><text:span text:style-name="T26">Tagging MG with type information (</text:span><text:span text:style-name="T27">src</text:span><text:span text:style-name="T26"> and </text:span><text:span text:style-name="T27">dst</text:span><text:span text:style-name="T26"> objects of the </text:span><text:span text:style-name="T26">same instruction get the same type + uses offsets)</text:span></text:p>
              </text:list-item>
              <text:list-item>
                <text:p text:style-name="P4"><text:span text:style-name="T26">Split MG based on data structure types</text:span></text:p>
              </text:list-item>
              <text:list-item>
                <text:p text:style-name="P4"><text:span text:style-name="T28">MG shape analysis: find minimal set of offsets {p</text:span><text:span text:style-name="T29">1</text:span><text:span text:style-name="T30">,p</text:span><text:span text:style-name="T29">2</text:span><text:span text:style-name="T30">,p</text:span><text:span text:style-name="T29">3</text:span><text:span text:style-name="T30">,..,p</text:span><text:span text:style-name="T29">n</text:span><text:span text:style-name="T26">}, </text:span><text:span text:style-name="T26">that still keeps DS connected and separate DS sub-</text:span><text:span text:style-name="T26">structures</text:span></text:p>
              </text:list-item>
              <text:list-item>
                <text:p text:style-name="P4"><text:span text:style-name="T26">Classify sub-structures by their shape (#nodes in and out)</text:span></text:p>
              </text:list-item>
              <text:list-item>
                <text:p text:style-name="P4"><text:span text:style-name="T26">Refinement of special cases (recursive tree height </text:span><text:span text:style-name="T26">calculation)</text:span></text:p>
              </text:list-item>
            </text:list>
            <text:p text:style-name="P10"><text:span text:style-name="T1">Implementation: </text:span><text:span text:style-name="T31">I</text:span><text:span text:style-name="T32">ntel Pin</text:span></text:p>
            <text:p text:style-name="P11"><text:span text:style-name="T1">Weaknesses:</text:span></text:p>
            <text:list text:continue-numbering="true" text:style-name="L1">
              <text:list-item>
                <text:p text:style-name="P11"><text:span text:style-name="T4">Based solely on the shape of data structures not their </text:span><text:span text:style-name="T4">contents (MemPick cannot tell whether a binary tree is a </text:span><text:span text:style-name="T4">search tree or not)</text:span></text:p>
              </text:list-item>
              <text:list-item>
                <text:p text:style-name="P11"><text:span text:style-name="T4">As all dynamic techniques, MemPick is limited by the code </text:span><text:span text:style-name="T4">coverage of its profiler runs</text:span></text:p>
              </text:list-item>
              <text:list-item>
                <text:p text:style-name="P11"><text:span text:style-name="T4">MG node tagging might trigger false positives</text:span></text:p>
              </text:list-item>
              <text:list-item>
                <text:p text:style-name="P11"><text:span text:style-name="T4">Examines MG snapshots at “quiescent” time periods – need </text:span><text:span text:style-name="T4">to catch them precisely (gaps between DS modifications in </text:span><text:span text:style-name="T4">the number of instructions)</text:span></text:p>
              </text:list-item>
              <text:list-item>
                <text:p text:style-name="P11"><text:span text:style-name="T4">MG shape analysis is based on heap buffer offsets – won’t </text:span><text:span text:style-name="T4">handle multiple 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boost:container, clibutils, GLib, </text:span><text:span text:style-name="T4">GDSL, STL, STLport, etc.</text:span></text:p>
              </text:list-item>
              <text:list-item>
                <text:p><text:span text:style-name="T4">10 real-world applications: clang, chromium, Lighttpd, etc. </text:span><text:span text:style-name="T4">(MemPick finishes withing 1 hour), </text:span></text:p>
              </text:list-item>
            </text:list>
          </draw:text-box>
        </draw:frame>
        <draw:frame draw:style-name="gr32" draw:text-style-name="P5" draw:layer="layout" svg:width="21.9cm" svg:height="25.029cm" svg:x="51.5cm" svg:y="84.77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</text:span><text:span text:style-name="T1">the 25th International </text:span><text:span text:style-name="T1">Symposium on Software </text:span><text:span text:style-name="T1">Testing and Analysis, </text:span><text:span text:style-name="T1">Saarbrücken, Germany </text:span></text:p>
            <text:p text:style-name="P2"><text:span text:style-name="T1"/></text:p>
            <text:p text:style-name="P4"><text:span text:style-name="T1">Input: </text:span><text:span text:style-name="T4">C source code</text:span></text:p>
            <text:p text:style-name="P4"><text:span text:style-name="T1">Problem: </text:span></text:p>
            <text:list text:style-name="L1">
              <text:list-item>
                <text:p text:style-name="P4"><text:span text:style-name="T4">Varieties and complexities of DS </text:span><text:span text:style-name="T4">implementations in C language </text:span><text:span text:style-name="T4">enabled by the freedom offered by </text:span><text:span text:style-name="T4">C and demanded by low-level </text:span><text:span text:style-name="T4">software (OS, device drivers) </text:span><text:span text:style-name="T4">efficiency concerns</text:span></text:p>
              </text:list-item>
              <text:list-item>
                <text:p text:style-name="P4"><text:span text:style-name="T4">Degenerate shapes (DSI uses a </text:span><text:span text:style-name="T4">different to MemPick (quiescent </text:span><text:span text:style-name="T4">periods) and DDT (operation </text:span><text:span text:style-name="T4">boundaries) approach): reinforcing </text:span><text:span text:style-name="T4">evidence for DS observations </text:span><text:span text:style-name="T4">through structural and temporal </text:span><text:span text:style-name="T4">repetion</text:span></text:p>
              </text:list-item>
            </text:list>
            <text:p text:style-name="P4"><text:span text:style-name="T1">Goal: </text:span><text:span text:style-name="T4">C source code </text:span><text:span text:style-name="T4">comprehension, legacy software </text:span><text:span text:style-name="T4">maintenance tool, memory </text:span><text:span text:style-name="T4">visualization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3">textbook and literature </text:span><text:span text:style-name="T3">examples, </text:span><text:span text:style-name="T35">bash</text:span><text:span text:style-name="T3">, </text:span><text:span text:style-name="T35">libusb</text:span><text:span text:style-name="T3"> </text:span></text:p>
          </draw:text-box>
        </draw:frame>
        <draw:line draw:style-name="gr7" draw:text-style-name="P7" draw:layer="layout" svg:x1="41.2cm" svg:y1="96.1cm" svg:x2="51.1cm" svg:y2="96.9cm">
          <text:p/>
        </draw:line>
        <draw:line draw:style-name="gr7" draw:text-style-name="P7" draw:layer="layout" svg:x1="58.9cm" svg:y1="71.4cm" svg:x2="62.2cm" svg:y2="84cm">
          <text:p/>
        </draw:line>
        <draw:frame draw:style-name="gr33" draw:text-style-name="P12" draw:layer="layout" svg:width="17.8cm" svg:height="2cm" svg:x="43.6cm" svg:y="82.3cm">
          <draw:text-box>
            <text:list text:style-name="L1">
              <text:list-item>
                <text:p text:style-name="P4"><text:span text:style-name="T33">The state-of-the-art heuristic guided </text:span><text:span text:style-name="T33">DS identification</text:span></text:p>
              </text:list-item>
            </text:list>
          </draw:text-box>
        </draw:frame>
        <draw:frame draw:style-name="gr34" draw:text-style-name="P5" draw:layer="layout" svg:width="21.9cm" svg:height="37.132cm" svg:x="5.8cm" svg:y="31.558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</text:span><text:span text:style-name="T1">Performance Workshop, </text:span><text:span text:style-name="T1">Chicago, USA</text:span></text:p>
            <text:p text:style-name="P10"><text:span text:style-name="T1">Input: </text:span><text:span text:style-name="T4">C source code</text:span></text:p>
            <text:p text:style-name="P10"><text:span text:style-name="T1">Problem: </text:span></text:p>
            <text:p text:style-name="P10"><text:span text:style-name="T1">Goal: </text:span><text:span text:style-name="T4">better understanding of </text:span><text:span text:style-name="T4">memory access behaviour of </text:span><text:span text:style-name="T4">programs with RDS (not just </text:span><text:span text:style-name="T4">individual load/store operations, but </text:span><text:span text:style-name="T4">a higher-level view) </text:span></text:p>
            <text:p text:style-name="P4"><text:span text:style-name="T9">Contribution: </text:span><text:span text:style-name="T36">proposal of RDS </text:span><text:span text:style-name="T36">Profiling technique and a notion of </text:span><text:span text:style-name="T36">RDS stability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36">Builds </text:span><text:span text:style-name="T37">MG</text:span><text:span text:style-name="T28">, which is termed as a </text:span><text:span text:style-name="T28">Unified Shape Graph (USG). USG </text:span><text:span text:style-name="T26">consists of all dynamically </text:span><text:span text:style-name="T26">allocated memory chunks as </text:span><text:span text:style-name="T26">nodes.</text:span></text:p>
              </text:list-item>
              <text:list-item>
                <text:p text:style-name="P4"><text:span text:style-name="T28">Builds another variant of MG: </text:span><text:span text:style-name="T36">Static Shape Graph (SSG), which </text:span><text:span text:style-name="T36">consists of nodes corresponding </text:span><text:span text:style-name="T36">to static locations of allocation call </text:span><text:span text:style-name="T36">instructions in the program binary. </text:span><text:span text:style-name="T36">SCCs on the SSG delineate </text:span><text:span text:style-name="T36">separate RDS types. An array of </text:span><text:span text:style-name="T36">trees materialises into a graph on </text:span><text:span text:style-name="T36">USG. SSG can help separate </text:span><text:span text:style-name="T36">RDS of trees from those of arrays. </text:span><text:span text:style-name="T36">To distinguish separate <text:s/>instances </text:span><text:span text:style-name="T36">of </text:span><text:span text:style-name="T4">tree RDS type from each other </text:span><text:span text:style-name="T4">authors notice, that they are </text:span><text:span text:style-name="T4">always connected by a different </text:span><text:span text:style-name="T4">RDS type node (array here) </text:span><text:span text:style-name="T4">existing between them. On-the-fly </text:span><text:span text:style-name="T4">SCC membership checks are </text:span><text:span text:style-name="T4">performed.</text:span></text:p>
              </text:list-item>
            </text:list>
            <text:p><text:span text:style-name="T1">Implementation:</text:span><text:span text:style-name="T3"> </text:span><text:span text:style-name="T6">Binary </text:span><text:span text:style-name="T6">instrumentation with </text:span><text:span text:style-name="T38">Intel’s PIN</text:span></text:p>
            <text:p text:style-name="P11"><text:span text:style-name="T11">Weaknesses:</text:span></text:p>
            <text:list text:continue-numbering="true" text:style-name="L1">
              <text:list-item>
                <text:p text:style-name="P11"><text:span text:style-name="T26">Distinguishes different RDS types </text:span><text:span text:style-name="T26">and instances, but does not </text:span><text:span text:style-name="T26">analyse the types any further (is it </text:span><text:span text:style-name="T26">a list, tree, etc.)</text:span></text:p>
              </text:list-item>
              <text:list-item>
                <text:p text:style-name="P11"><text:span text:style-name="T26"><text:s/></text:span><text:span text:style-name="T26">Does not verify its results (counts </text:span><text:span text:style-name="T26">the number of RDS types, </text:span><text:span text:style-name="T26">instances, backward/forward </text:span><text:span text:style-name="T26">edges, RDS lifetimes in the </text:span><text:span text:style-name="T26">studied benchmarks)</text:span></text:p>
              </text:list-item>
            </text:list>
            <text:p><text:span text:style-name="T1">Experimental Result</text:span><text:span text:style-name="T3">: </text:span><text:span text:style-name="T6">SPEC2000, Olden. RDSP <text:s/></text:span><text:span text:style-name="T6">processes dynamic application </text:span><text:span text:style-name="T6">traces. Builds graphs and calculates </text:span><text:span text:style-name="T6">numbers of different RDS and their </text:span><text:span text:style-name="T6">lifetimes. No precise identification is </text:span><text:span text:style-name="T6">reported. Numbers have not been </text:span><text:span text:style-name="T6">validated in any way.</text:span></text:p>
            <text:p><text:span text:style-name="T6"/></text:p>
          </draw:text-box>
        </draw:frame>
        <draw:frame draw:style-name="gr35" draw:text-style-name="P5" draw:layer="layout" svg:width="21.9cm" svg:height="16.935cm" svg:x="82.4cm" svg:y="74.333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2011, </text:span><text:span text:style-name="T1">San Diego, California, </text:span><text:span text:style-name="T1">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 </text:span><text:span text:style-name="T4">recovery by </text:span><text:span text:style-name="T4">access patterns</text:span></text:p>
            <text:list text:style-name="L1">
              <text:list-item>
                <text:p text:style-name="P4"><text:span text:style-name="T4">Model of a call stack (HStack)</text:span></text:p>
              </text:list-item>
            </text:list>
            <text:p text:style-name="P4"><text:span text:style-name="T1"/></text:p>
            <text:p><text:span text:style-name="T1">Implementation: </text:span><text:span text:style-name="T4">Dynamic </text:span><text:span text:style-name="T4">analysis on QEMU-based emulator</text:span></text:p>
            <text:p><text:span text:style-name="T4"/></text:p>
            <text:p><text:span text:style-name="T1">Experimental Result</text:span><text:span text:style-name="T3">: </text:span><text:span text:style-name="T6">10 real </text:span><text:span text:style-name="T6">world applications, 16 libraries.</text:span><text:span text:style-name="T3"> </text:span></text:p>
          </draw:text-box>
        </draw:frame>
        <draw:frame draw:style-name="gr36" draw:text-style-name="P5" draw:layer="layout" svg:width="21.9cm" svg:height="6.624cm" svg:x="78.5cm" svg:y="13.5cm">
          <draw:text-box>
            <text:p text:style-name="P2"><text:span text:style-name="T1">Disassemblers and </text:span><text:span text:style-name="T1">decompilers </text:span></text:p>
            <text:p text:style-name="P2"><text:span text:style-name="T2">IDA Pro (2005), OllyDbg ()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known library </text:span><text:span text:style-name="T4">function calls to symbolic names</text:span></text:p>
            <text:p text:style-name="P4"><text:span text:style-name="T1"/></text:p>
          </draw:text-box>
        </draw:frame>
        <draw:frame draw:style-name="gr37" draw:text-style-name="P8" draw:layer="layout" svg:width="39.2cm" svg:height="3.9cm" svg:x="77.1cm" svg:y="11.4cm">
          <draw:text-box>
            <text:p text:style-name="P2"><text:span text:style-name="T8">Reverse </text:span><text:span text:style-name="T8">Engineering and </text:span><text:span text:style-name="T8">Forensics</text:span></text:p>
          </draw:text-box>
        </draw:frame>
        <draw:frame draw:style-name="gr38" draw:text-style-name="P5" draw:layer="layout" svg:width="21.9cm" svg:height="12.7cm" svg:x="82.4cm" svg:y="53.2cm">
          <draw:text-box>
            <text:p text:style-name="P2"><text:span text:style-name="T1">Reward </text:span><text:span text:style-name="T2">(2010)</text:span></text:p>
            <text:p text:style-name="P2"><text:span text:style-name="T2">(</text:span><text:span text:style-name="T3">)</text:span></text:p>
            <text:p text:style-name="P2"><text:span text:style-name="T1">Proceedings of the </text:span><text:span text:style-name="T1">Network and Distributed </text:span><text:span text:style-name="T1">System Security </text:span><text:span text:style-name="T1">Symposium, NDSS 2010, </text:span><text:span text:style-name="T1">San Diego, California, </text:span><text:span text:style-name="T1">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Dynamic </text:span><text:span text:style-name="T4">analysis. Whenever a program </text:span><text:span text:style-name="T4">makes a call to a well-known </text:span><text:span text:style-name="T4">function (like a system call), we </text:span><text:span text:style-name="T4">know the types of all the arguments </text:span><text:span text:style-name="T4">– so we label these memory </text:span><text:span text:style-name="T4">locations accordingly. Next, we </text:span><text:span text:style-name="T4">propagate this type information </text:span><text:span text:style-name="T4">backwards and forwards.</text:span></text:p>
          </draw:text-box>
        </draw:frame>
        <draw:line draw:style-name="gr7" draw:text-style-name="P7" draw:layer="layout" svg:x1="93.2cm" svg:y1="66.1cm" svg:x2="93.8cm" svg:y2="74cm">
          <text:p/>
        </draw:line>
        <draw:frame draw:style-name="gr39" draw:text-style-name="P12" draw:layer="layout" svg:width="11.9cm" svg:height="8.121cm" svg:x="93.5cm" svg:y="66.179cm">
          <draw:text-box>
            <text:list text:style-name="L1">
              <text:list-item>
                <text:p text:style-name="P4"><text:span text:style-name="T34">The technique only recovers</text:span></text:p>
                <text:p text:style-name="P4"><text:span text:style-name="T34">those data structures that appear, </text:span><text:span text:style-name="T34">directly or indirectly, in the</text:span></text:p>
                <text:p text:style-name="P4"><text:span text:style-name="T34">arguments of system calls. This is a </text:span><text:span text:style-name="T34">very small portion of all data </text:span><text:span text:style-name="T34">structures in a program. All internal </text:span><text:span text:style-name="T34">variables and data structures in the </text:span><text:span text:style-name="T34">program remain invisible.</text:span></text:p>
              </text:list-item>
            </text:list>
            <text:p text:style-name="P2"><text:span text:style-name="T33"/></text:p>
          </draw:text-box>
        </draw:frame>
        <draw:frame draw:style-name="gr40" draw:text-style-name="P12" draw:layer="layout" svg:width="9.3cm" svg:height="1.825cm" svg:x="10.7cm" svg:y="26.5cm">
          <draw:text-box>
            <text:list text:style-name="L1">
              <text:list-item>
                <text:p text:style-name="P4"><text:span text:style-name="T33">E </text:span></text:p>
              </text:list-item>
              <text:list-item>
                <text:p text:style-name="P4"><text:span text:style-name="T34">Static and conservative</text:span></text:p>
              </text:list-item>
            </text:list>
          </draw:text-box>
        </draw:frame>
        <draw:line draw:style-name="gr7" draw:text-style-name="P7" draw:layer="layout" svg:x1="22.2cm" svg:y1="24.9cm" svg:x2="17cm" svg:y2="31.4cm">
          <text:p/>
        </draw:line>
        <draw:custom-shape draw:style-name="gr41" draw:text-style-name="P1" draw:layer="layout" svg:width="63.6cm" svg:height="44cm" svg:x="38.5cm" svg:y="152.5cm">
          <text:p/>
          <draw:enhanced-geometry svg:viewBox="0 0 21600 21600" draw:type="rectangle" draw:enhanced-path="M 0 0 L 21600 0 21600 21600 0 21600 0 0 Z N"/>
        </draw:custom-shape>
        <draw:frame draw:style-name="gr37" draw:text-style-name="P8" draw:layer="layout" svg:width="63.5cm" svg:height="4.04cm" svg:x="38.6cm" svg:y="152.6cm">
          <draw:text-box>
            <text:p text:style-name="P2"><text:span text:style-name="T8">University of Bamberg</text:span></text:p>
            <text:p text:style-name="P2"><text:span text:style-name="T15">Software Technologies Research Group</text:span></text:p>
            <text:p text:style-name="P2"><text:span text:style-name="T1">“</text:span><text:span text:style-name="T1">Identifying and Analyzing Pointer-based Dynamic Data Structures” project</text:span></text:p>
          </draw:text-box>
        </draw:frame>
        <draw:frame draw:style-name="gr32" draw:text-style-name="P5" draw:layer="layout" svg:width="21.9cm" svg:height="25.029cm" svg:x="78.9cm" svg:y="156.97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International Symposium on Software Testing and Analysis, Saarbrücken, Germany </text:span></text:p>
            <text:p text:style-name="P2"><text:span text:style-name="T1"/></text:p>
            <text:p text:style-name="P4"><text:span text:style-name="T1">Input: </text:span><text:span text:style-name="T4">C source code</text:span></text:p>
            <text:p text:style-name="P4"><text:span text:style-name="T1">Problem: </text:span></text:p>
            <text:list text:style-name="L1">
              <text:list-item>
                <text:p text:style-name="P4"><text:span text:style-name="T4">Varieties and complexities of DS implementations in C language enabled by the freedom offered by C and demanded by low-level software (OS, device drivers) efficiency concerns</text:span></text:p>
              </text:list-item>
              <text:list-item>
                <text:p text:style-name="P4"><text:span text:style-name="T4">Degenerate shapes (DSI uses a different to MemPick (quiescent periods) and DDT (operation boundaries) approach): reinforcing evidence for DS observations through structural and temporal repetion</text:span></text:p>
              </text:list-item>
            </text:list>
            <text:p text:style-name="P4"><text:span text:style-name="T1">Goal: </text:span><text:span text:style-name="T4">C source code comprehension, legacy software maintenance tool, memory visualization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textbook and literature examples, </text:span><text:span text:style-name="T35">bash</text:span><text:span text:style-name="T3">, </text:span><text:span text:style-name="T35">libusb</text:span><text:span text:style-name="T3"> </text:span></text:p>
          </draw:text-box>
        </draw:frame>
        <draw:frame draw:style-name="gr32" draw:text-style-name="P5" draw:layer="layout" svg:width="21.9cm" svg:height="29.895cm" svg:x="41cm" svg:y="156.9cm">
          <draw:text-box>
            <text:p text:style-name="P2"><text:span text:style-name="T1">dsOli </text:span><text:span text:style-name="T2">(2014)</text:span></text:p>
            <text:p text:style-name="P2"><text:span text:style-name="T7">(</text:span><text:span text:style-name="T9">d</text:span><text:span text:style-name="T2">ata </text:span><text:span text:style-name="T1">s</text:span><text:span text:style-name="T2">tructure </text:span><text:span text:style-name="T1">O</text:span><text:span text:style-name="T2">peration </text:span><text:span text:style-name="T1">l</text:span><text:span text:style-name="T2">ocation and </text:span><text:span text:style-name="T1">i</text:span><text:span text:style-name="T2">dentification</text:span><text:span text:style-name="T3">)</text:span></text:p>
            <text:p text:style-name="P2"><text:span text:style-name="T1">[ICPC’14] Proceedings of the 25th </text:span><text:span text:style-name="T1">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Input: </text:span><text:span text:style-name="T4">C source code</text:span></text:p>
            <text:p text:style-name="P4"><text:span text:style-name="T1">Problem: 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1">Goal: </text:span><text:span text:style-name="T4">C source code comprehension by automatically </text:span><text:span text:style-name="T4">discovering and identifying pointer-based dynamic data </text:span><text:span text:style-name="T4">structure operations</text:span></text:p>
            <text:p text:style-name="P4"><text:span text:style-name="T1">Methodology:</text:span></text:p>
            <text:list text:continue-numbering="true" text:style-name="L1">
              <text:list-item>
                <text:p text:style-name="P4"><text:span text:style-name="T4">Collect sequences of program events (pointer writes, </text:span><text:span text:style-name="T4">memory (de)allocations) [E</text:span><text:span text:style-name="T39">1</text:span><text:span text:style-name="T4">, E</text:span><text:span text:style-name="T39">2</text:span><text:span text:style-name="T4">, … , E</text:span><text:span text:style-name="T39">n</text:span><text:span text:style-name="T4">], corresponding </text:span><text:span text:style-name="T4">points-to graphs [G</text:span><text:span text:style-name="T39">1</text:span><text:span text:style-name="T4">, G</text:span><text:span text:style-name="T39">2</text:span><text:span text:style-name="T4">, … , G</text:span><text:span text:style-name="T39">n</text:span><text:span text:style-name="T4">] and feature vectors [F</text:span><text:span text:style-name="T39">1</text:span><text:span text:style-name="T4">,F</text:span><text:span text:style-name="T39">2</text:span><text:span text:style-name="T4">, </text:span><text:span text:style-name="T4">… , F</text:span><text:span text:style-name="T39">n</text:span><text:span text:style-name="T4">]</text:span></text:p>
              </text:list-item>
              <text:list-item>
                <text:p text:style-name="P4"><text:span text:style-name="T4">Use Minimum Description Length (MDL) technique to identify </text:span><text:span text:style-name="T4">repeating patterns of feature vectors</text:span></text:p>
              </text:list-item>
              <text:list-item>
                <text:p text:style-name="P4"><text:span text:style-name="T4">Use points-to graph pairs (G</text:span><text:span text:style-name="T39">i</text:span><text:span text:style-name="T4">,G</text:span><text:span text:style-name="T39">j</text:span><text:span text:style-name="T4">) on the boundaries of </text:span><text:span text:style-name="T4">identified sequence patterns to match against the library of </text:span><text:span text:style-name="T4">XML templates (DS operation graph transformation)</text:span></text:p>
              </text:list-item>
              <text:list-item>
                <text:p text:style-name="P4"><text:span text:style-name="T4">GUI visualisations of the results</text:span></text:p>
              </text:list-item>
            </text:list>
            <text:p><text:span text:style-name="T1">Implementation: </text:span><text:span text:style-name="T4">instrumentation (CIL), </text:span></text:p>
            <text:p><text:span text:style-name="T1"/></text:p>
            <text:p><text:span text:style-name="T1">Experimental Result</text:span><text:span text:style-name="T3">: textbook and literature </text:span><text:span text:style-name="T3">examples, </text:span><text:span text:style-name="T35">Boa web server parts</text:span><text:span text:style-name="T3">, </text:span><text:span text:style-name="T35">Linux kernel </text:span><text:span text:style-name="T35">LL</text:span><text:span text:style-name="T3">, </text:span></text:p>
          </draw:text-box>
        </draw:frame>
        <draw:frame draw:style-name="gr42" draw:text-style-name="P5" draw:layer="layout" svg:width="21.9cm" svg:height="13.23cm" svg:x="68.2cm" svg:y="182.67cm">
          <draw:text-box>
            <text:p text:style-name="P2"><text:span text:style-name="T1">DSbin </text:span><text:span text:style-name="T2">(2017)</text:span></text:p>
            <text:p text:style-name="P2"><text:span text:style-name="T7">(</text:span><text:span text:style-name="T3">)</text:span></text:p>
            <text:p text:style-name="P2"><text:span text:style-name="T1"/></text:p>
            <text:p text:style-name="P4"><text:span text:style-name="T1">Input: </text:span></text:p>
            <text:p text:style-name="P4"><text:span text:style-name="T1">Problem: </text:span></text:p>
            <text:list text:style-name="L1">
              <text:list-header>
                <text:p text:style-name="P4"><text:span text:style-name="T4"/></text:p>
              </text:list-header>
            </text:list>
            <text:p text:style-name="P4"><text:span text:style-name="T1">Goal: </text:span></text:p>
            <text:p text:style-name="P4"><text:span text:style-name="T1">Methodology:</text:span></text:p>
            <text:p><text:span text:style-name="T1">Implementation: </text:span></text:p>
            <text:p><text:span text:style-name="T1">Experimental Result</text:span><text:span text:style-name="T3">: textbook and </text:span><text:span text:style-name="T3">literature examples, </text:span><text:span text:style-name="T35">Boa web server </text:span><text:span text:style-name="T35">parts</text:span><text:span text:style-name="T3">, </text:span><text:span text:style-name="T35">Linux kernel LL</text:span><text:span text:style-name="T3">,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2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4:41:58.815190463</meta:creation-date>
    <dc:date>2019-08-21T20:14:41.510719771</dc:date>
    <meta:editing-duration>P8DT6H6M13S</meta:editing-duration>
    <meta:editing-cycles>110</meta:editing-cycles>
    <meta:generator>LibreOffice/6.1.4.2$Linux_X86_64 LibreOffice_project/10$Build-2</meta:generator>
    <meta:document-statistic meta:object-count="111"/>
  </office:meta>
</office:document-meta>
</file>